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65.5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float" office:value="0.106859" calcext:value-type="float">
            <text:p>0.106859</text:p>
          </table:table-cell>
          <table:table-cell office:value-type="float" office:value="0.0649768" calcext:value-type="float">
            <text:p>0.0649768</text:p>
          </table:table-cell>
          <table:table-cell table:formula="of:=[.A1]-[.B1]" office:value-type="float" office:value="0.0418822" calcext:value-type="float">
            <text:p>0.0418822</text:p>
          </table:table-cell>
          <table:table-cell office:value-type="string" calcext:value-type="string">
            <text:p>Rotate:10</text:p>
          </table:table-cell>
          <table:table-cell office:value-type="float" office:value="0.0418822" calcext:value-type="float">
            <text:p>0.041882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-0.022735" calcext:value-type="float">
            <text:p>-0.022735</text:p>
          </table:table-cell>
          <table:table-cell office:value-type="float" office:value="-0.0005859" calcext:value-type="float">
            <text:p>-0.0005859</text:p>
          </table:table-cell>
        </table:table-row>
        <table:table-row table:style-name="ro1">
          <table:table-cell table:number-columns-repeated="2" office:value-type="float" office:value="0.0651423" calcext:value-type="float">
            <text:p>0.0651423</text:p>
          </table:table-cell>
          <table:table-cell table:formula="of:=[.A2]-[.B2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0.0000071" calcext:value-type="float">
            <text:p>0.0000071</text:p>
          </table:table-cell>
          <table:table-cell office:value-type="float" office:value="0.0000144" calcext:value-type="float">
            <text:p>0.0000144</text:p>
          </table:table-cell>
          <table:table-cell/>
          <table:table-cell office:value-type="float" office:value="0.0291472" calcext:value-type="float">
            <text:p>0.0291472</text:p>
          </table:table-cell>
          <table:table-cell office:value-type="float" office:value="0.04768655" calcext:value-type="float">
            <text:p>0.04768655</text:p>
          </table:table-cell>
        </table:table-row>
        <table:table-row table:style-name="ro1">
          <table:table-cell office:value-type="float" office:value="0.0605713" calcext:value-type="float">
            <text:p>0.0605713</text:p>
          </table:table-cell>
          <table:table-cell office:value-type="float" office:value="0.0190199" calcext:value-type="float">
            <text:p>0.0190199</text:p>
          </table:table-cell>
          <table:table-cell table:formula="of:=[.A3]-[.B3]" office:value-type="float" office:value="0.0415514" calcext:value-type="float">
            <text:p>0.0415514</text:p>
          </table:table-cell>
          <table:table-cell office:value-type="float" office:value="30" calcext:value-type="float">
            <text:p>30</text:p>
          </table:table-cell>
          <table:table-cell office:value-type="float" office:value="0.0415514" calcext:value-type="float">
            <text:p>0.0415514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.0000058" calcext:value-type="float">
            <text:p>0.0000058</text:p>
          </table:table-cell>
          <table:table-cell office:value-type="float" office:value="0.0000067" calcext:value-type="float">
            <text:p>0.0000067</text:p>
          </table:table-cell>
          <table:table-cell office:value-type="float" office:value="0.0000132" calcext:value-type="float">
            <text:p>0.0000132</text:p>
          </table:table-cell>
          <table:table-cell/>
          <table:table-cell office:value-type="float" office:value="-0.1520849" calcext:value-type="float">
            <text:p>-0.1520849</text:p>
          </table:table-cell>
          <table:table-cell office:value-type="float" office:value="-0.1471559" calcext:value-type="float">
            <text:p>-0.1471559</text:p>
          </table:table-cell>
        </table:table-row>
        <table:table-row table:style-name="ro1">
          <table:table-cell office:value-type="float" office:value="0.0807425" calcext:value-type="float">
            <text:p>0.0807425</text:p>
          </table:table-cell>
          <table:table-cell office:value-type="float" office:value="0.00115106" calcext:value-type="float">
            <text:p>0.00115106</text:p>
          </table:table-cell>
          <table:table-cell table:formula="of:=[.A4]-[.B4]" office:value-type="float" office:value="0.07959144" calcext:value-type="float">
            <text:p>0.07959144</text:p>
          </table:table-cell>
          <table:table-cell office:value-type="float" office:value="40" calcext:value-type="float">
            <text:p>40</text:p>
          </table:table-cell>
          <table:table-cell office:value-type="float" office:value="0.07959144" calcext:value-type="float">
            <text:p>0.07959144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0.0000064" calcext:value-type="float">
            <text:p>0.0000064</text:p>
          </table:table-cell>
          <table:table-cell office:value-type="float" office:value="0.0000112" calcext:value-type="float">
            <text:p>0.0000112</text:p>
          </table:table-cell>
          <table:table-cell office:value-type="float" office:value="0.0000204" calcext:value-type="float">
            <text:p>0.0000204</text:p>
          </table:table-cell>
          <table:table-cell/>
          <table:table-cell office:value-type="float" office:value="-0.172953068" calcext:value-type="float">
            <text:p>-0.172953068</text:p>
          </table:table-cell>
          <table:table-cell office:value-type="float" office:value="-0.184096068" calcext:value-type="float">
            <text:p>-0.184096068</text:p>
          </table:table-cell>
        </table:table-row>
        <table:table-row table:style-name="ro1">
          <table:table-cell office:value-type="float" office:value="0.0120857" calcext:value-type="float">
            <text:p>0.0120857</text:p>
          </table:table-cell>
          <table:table-cell office:value-type="float" office:value="0.0120849" calcext:value-type="float">
            <text:p>0.0120849</text:p>
          </table:table-cell>
          <table:table-cell table:formula="of:=[.A5]-[.B5]" office:value-type="float" office:value="0.000000800000000000453" calcext:value-type="float">
            <text:p>0.0000008</text:p>
          </table:table-cell>
          <table:table-cell office:value-type="float" office:value="50" calcext:value-type="float">
            <text:p>50</text:p>
          </table:table-cell>
          <table:table-cell office:value-type="float" office:value="0.0000008" calcext:value-type="float">
            <text:p>0.0000008</text:p>
          </table:table-cell>
          <table:table-cell office:value-type="float" office:value="-0.0000004" calcext:value-type="float">
            <text:p>-0.0000004</text:p>
          </table:table-cell>
          <table:table-cell office:value-type="float" office:value="-0.0000015" calcext:value-type="float">
            <text:p>-0.0000015</text:p>
          </table:table-cell>
          <table:table-cell office:value-type="float" office:value="-0.0000033" calcext:value-type="float">
            <text:p>-0.0000033</text:p>
          </table:table-cell>
          <table:table-cell office:value-type="float" office:value="-0.0000015" calcext:value-type="float">
            <text:p>-0.0000015</text:p>
          </table:table-cell>
          <table:table-cell/>
          <table:table-cell office:value-type="float" office:value="0.00035949" calcext:value-type="float">
            <text:p>0.00035949</text:p>
          </table:table-cell>
          <table:table-cell office:value-type="float" office:value="0.000984385" calcext:value-type="float">
            <text:p>0.000984385</text:p>
          </table:table-cell>
        </table:table-row>
        <table:table-row table:style-name="ro1">
          <table:table-cell office:value-type="float" office:value="0.0561446" calcext:value-type="float">
            <text:p>0.0561446</text:p>
          </table:table-cell>
          <table:table-cell office:value-type="float" office:value="0.0499198" calcext:value-type="float">
            <text:p>0.0499198</text:p>
          </table:table-cell>
          <table:table-cell table:formula="of:=[.A6]-[.B6]" office:value-type="float" office:value="0.0062248" calcext:value-type="float">
            <text:p>0.0062248</text:p>
          </table:table-cell>
          <table:table-cell/>
          <table:table-cell office:value-type="float" office:value="0.0062248" calcext:value-type="float">
            <text:p>0.0062248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0.0000025" calcext:value-type="float">
            <text:p>0.000002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129" calcext:value-type="float">
            <text:p>0.0000129</text:p>
          </table:table-cell>
          <table:table-cell/>
          <table:table-cell office:value-type="float" office:value="-0.0861848" calcext:value-type="float">
            <text:p>-0.0861848</text:p>
          </table:table-cell>
          <table:table-cell office:value-type="float" office:value="-0.0758488" calcext:value-type="float">
            <text:p>-0.0758488</text:p>
          </table:table-cell>
        </table:table-row>
        <table:table-row table:style-name="ro1">
          <table:table-cell office:value-type="float" office:value="0.0561009" calcext:value-type="float">
            <text:p>0.0561009</text:p>
          </table:table-cell>
          <table:table-cell office:value-type="float" office:value="0.049877" calcext:value-type="float">
            <text:p>0.049877</text:p>
          </table:table-cell>
          <table:table-cell table:formula="of:=[.A7]-[.B7]" office:value-type="float" office:value="0.0062239" calcext:value-type="float">
            <text:p>0.0062239</text:p>
          </table:table-cell>
          <table:table-cell/>
          <table:table-cell office:value-type="float" office:value="0.0062239" calcext:value-type="float">
            <text:p>0.0062239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63" calcext:value-type="float">
            <text:p>0.0000063</text:p>
          </table:table-cell>
          <table:table-cell office:value-type="float" office:value="0.0000139" calcext:value-type="float">
            <text:p>0.0000139</text:p>
          </table:table-cell>
          <table:table-cell/>
          <table:table-cell office:value-type="float" office:value="-0.09815258" calcext:value-type="float">
            <text:p>-0.09815258</text:p>
          </table:table-cell>
          <table:table-cell office:value-type="float" office:value="-0.09702858" calcext:value-type="float">
            <text:p>-0.09702858</text:p>
          </table:table-cell>
        </table:table-row>
        <table:table-row table:style-name="ro1">
          <table:table-cell office:value-type="float" office:value="0.0365675" calcext:value-type="float">
            <text:p>0.0365675</text:p>
          </table:table-cell>
          <table:table-cell office:value-type="float" office:value="0.0365685" calcext:value-type="float">
            <text:p>0.0365685</text:p>
          </table:table-cell>
          <table:table-cell table:formula="of:=[.A8]-[.B8]" office:value-type="float" office:value="-0.000001000000000001" calcext:value-type="float">
            <text:p>-0.000001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0.0000006" calcext:value-type="float">
            <text:p>-0.0000006</text:p>
          </table:table-cell>
          <table:table-cell office:value-type="float" office:value="-0.0000007" calcext:value-type="float">
            <text:p>-0.0000007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0.0000064" calcext:value-type="float">
            <text:p>0.0000064</text:p>
          </table:table-cell>
          <table:table-cell/>
          <table:table-cell office:value-type="float" office:value="-0.0168868" calcext:value-type="float">
            <text:p>-0.0168868</text:p>
          </table:table-cell>
          <table:table-cell office:value-type="float" office:value="-0.0290529" calcext:value-type="float">
            <text:p>-0.0290529</text:p>
          </table:table-cell>
        </table:table-row>
        <table:table-row table:style-name="ro1">
          <table:table-cell office:value-type="float" office:value="0.0114937" calcext:value-type="float">
            <text:p>0.0114937</text:p>
          </table:table-cell>
          <table:table-cell office:value-type="float" office:value="0.011496" calcext:value-type="float">
            <text:p>0.011496</text:p>
          </table:table-cell>
          <table:table-cell table:formula="of:=[.A9]-[.B9]" office:value-type="float" office:value="-0.00000230000000000022" calcext:value-type="float">
            <text:p>-0.0000023</text:p>
          </table:table-cell>
          <table:table-cell/>
          <table:table-cell office:value-type="float" office:value="-0.0000023" calcext:value-type="float">
            <text:p>-0.0000023</text:p>
          </table:table-cell>
          <table:table-cell office:value-type="float" office:value="-0.000002" calcext:value-type="float">
            <text:p>-0.000002</text:p>
          </table:table-cell>
          <table:table-cell office:value-type="float" office:value="-0.0000019" calcext:value-type="float">
            <text:p>-0.0000019</text:p>
          </table:table-cell>
          <table:table-cell office:value-type="float" office:value="-0.0000028" calcext:value-type="float">
            <text:p>-0.0000028</text:p>
          </table:table-cell>
          <table:table-cell office:value-type="float" office:value="-0.0000017" calcext:value-type="float">
            <text:p>-0.0000017</text:p>
          </table:table-cell>
          <table:table-cell/>
          <table:table-cell office:value-type="float" office:value="-0.0195765" calcext:value-type="float">
            <text:p>-0.0195765</text:p>
          </table:table-cell>
          <table:table-cell office:value-type="float" office:value="-0.0034734" calcext:value-type="float">
            <text:p>-0.0034734</text:p>
          </table:table-cell>
        </table:table-row>
        <table:table-row table:style-name="ro1">
          <table:table-cell office:value-type="float" office:value="0.00764282" calcext:value-type="float">
            <text:p>0.00764282</text:p>
          </table:table-cell>
          <table:table-cell office:value-type="float" office:value="0.00764112" calcext:value-type="float">
            <text:p>0.00764112</text:p>
          </table:table-cell>
          <table:table-cell table:formula="of:=[.A10]-[.B10]" office:value-type="float" office:value="0.00000169999999999945" calcext:value-type="float">
            <text:p>0.0000017</text:p>
          </table:table-cell>
          <table:table-cell/>
          <table:table-cell office:value-type="float" office:value="0.0000017" calcext:value-type="float">
            <text:p>0.0000017</text:p>
          </table:table-cell>
          <table:table-cell office:value-type="float" office:value="0.00000063" calcext:value-type="float">
            <text:p>0.00000063</text:p>
          </table:table-cell>
          <table:table-cell office:value-type="float" office:value="0.00000159" calcext:value-type="float">
            <text:p>0.00000159</text:p>
          </table:table-cell>
          <table:table-cell office:value-type="float" office:value="0.00000311" calcext:value-type="float">
            <text:p>0.00000311</text:p>
          </table:table-cell>
          <table:table-cell office:value-type="float" office:value="0.00000443" calcext:value-type="float">
            <text:p>0.00000443</text:p>
          </table:table-cell>
          <table:table-cell/>
          <table:table-cell office:value-type="float" office:value="-0.0776783" calcext:value-type="float">
            <text:p>-0.0776783</text:p>
          </table:table-cell>
          <table:table-cell office:value-type="float" office:value="-0.0714634" calcext:value-type="float">
            <text:p>-0.0714634</text:p>
          </table:table-cell>
        </table:table-row>
        <table:table-row table:style-name="ro1">
          <table:table-cell office:value-type="float" office:value="0.000329122" calcext:value-type="float">
            <text:p>0.000329122</text:p>
          </table:table-cell>
          <table:table-cell office:value-type="float" office:value="0.000329323" calcext:value-type="float">
            <text:p>0.000329323</text:p>
          </table:table-cell>
          <table:table-cell table:formula="of:=[.A11]-[.B11]" office:value-type="float" office:value="-0.000000201000000000021" calcext:value-type="float">
            <text:p>-0.000000201</text:p>
          </table:table-cell>
          <table:table-cell/>
          <table:table-cell office:value-type="float" office:value="-0.000000201" calcext:value-type="float">
            <text:p>-0.000000201</text:p>
          </table:table-cell>
          <table:table-cell office:value-type="float" office:value="0.000001878" calcext:value-type="float">
            <text:p>0.000001878</text:p>
          </table:table-cell>
          <table:table-cell office:value-type="float" office:value="0.000001058" calcext:value-type="float">
            <text:p>0.000001058</text:p>
          </table:table-cell>
          <table:table-cell office:value-type="float" office:value="0.000001654" calcext:value-type="float">
            <text:p>0.000001654</text:p>
          </table:table-cell>
          <table:table-cell office:value-type="float" office:value="0.000001594" calcext:value-type="float">
            <text:p>0.000001594</text:p>
          </table:table-cell>
          <table:table-cell/>
          <table:table-cell office:value-type="float" office:value="-0.0986442" calcext:value-type="float">
            <text:p>-0.0986442</text:p>
          </table:table-cell>
          <table:table-cell office:value-type="float" office:value="-0.1190712" calcext:value-type="float">
            <text:p>-0.1190712</text:p>
          </table:table-cell>
        </table:table-row>
        <table:table-row table:style-name="ro1">
          <table:table-cell office:value-type="float" office:value="0.00624309" calcext:value-type="float">
            <text:p>0.00624309</text:p>
          </table:table-cell>
          <table:table-cell office:value-type="float" office:value="0.0062427" calcext:value-type="float">
            <text:p>0.0062427</text:p>
          </table:table-cell>
          <table:table-cell table:formula="of:=[.A12]-[.B12]" office:value-type="float" office:value="0.000000390000000000286" calcext:value-type="float">
            <text:p>0.00000039</text:p>
          </table:table-cell>
          <table:table-cell/>
          <table:table-cell office:value-type="float" office:value="0.00000039" calcext:value-type="float">
            <text:p>0.00000039</text:p>
          </table:table-cell>
          <table:table-cell office:value-type="float" office:value="0.00000244" calcext:value-type="float">
            <text:p>0.00000244</text:p>
          </table:table-cell>
          <table:table-cell office:value-type="float" office:value="0.00000284" calcext:value-type="float">
            <text:p>0.00000284</text:p>
          </table:table-cell>
          <table:table-cell office:value-type="float" office:value="0.00000427" calcext:value-type="float">
            <text:p>0.00000427</text:p>
          </table:table-cell>
          <table:table-cell office:value-type="float" office:value="0.00000487" calcext:value-type="float">
            <text:p>0.00000487</text:p>
          </table:table-cell>
          <table:table-cell/>
          <table:table-cell office:value-type="float" office:value="-0.1345579" calcext:value-type="float">
            <text:p>-0.1345579</text:p>
          </table:table-cell>
          <table:table-cell office:value-type="float" office:value="-0.1555109" calcext:value-type="float">
            <text:p>-0.1555109</text:p>
          </table:table-cell>
        </table:table-row>
        <table:table-row table:style-name="ro1">
          <table:table-cell office:value-type="float" office:value="0.0017295" calcext:value-type="float">
            <text:p>0.0017295</text:p>
          </table:table-cell>
          <table:table-cell office:value-type="float" office:value="0.00172917" calcext:value-type="float">
            <text:p>0.00172917</text:p>
          </table:table-cell>
          <table:table-cell table:formula="of:=[.A13]-[.B13]" office:value-type="float" office:value="0.000000329999999999775" calcext:value-type="float">
            <text:p>0.00000033</text:p>
          </table:table-cell>
          <table:table-cell/>
          <table:table-cell office:value-type="float" office:value="0.00000033" calcext:value-type="float">
            <text:p>0.00000033</text:p>
          </table:table-cell>
          <table:table-cell office:value-type="float" office:value="0.00000162" calcext:value-type="float">
            <text:p>0.00000162</text:p>
          </table:table-cell>
          <table:table-cell table:number-columns-repeated="2" office:value-type="float" office:value="0.00000168" calcext:value-type="float">
            <text:p>0.00000168</text:p>
          </table:table-cell>
          <table:table-cell office:value-type="float" office:value="0.00000222" calcext:value-type="float">
            <text:p>0.00000222</text:p>
          </table:table-cell>
          <table:table-cell/>
          <table:table-cell office:value-type="float" office:value="-0.0638931" calcext:value-type="float">
            <text:p>-0.0638931</text:p>
          </table:table-cell>
          <table:table-cell office:value-type="float" office:value="-0.0710341" calcext:value-type="float">
            <text:p>-0.0710341</text:p>
          </table:table-cell>
        </table:table-row>
        <table:table-row table:style-name="ro1">
          <table:table-cell office:value-type="float" office:value="0.00422396" calcext:value-type="float">
            <text:p>0.00422396</text:p>
          </table:table-cell>
          <table:table-cell office:value-type="float" office:value="0.00422393" calcext:value-type="float">
            <text:p>0.00422393</text:p>
          </table:table-cell>
          <table:table-cell table:formula="of:=[.A14]-[.B14]" office:value-type="float" office:value="0.0000000299999999998218" calcext:value-type="float">
            <text:p>0.00000003</text:p>
          </table:table-cell>
          <table:table-cell/>
          <table:table-cell office:value-type="float" office:value="0.00000003" calcext:value-type="float">
            <text:p>0.00000003</text:p>
          </table:table-cell>
          <table:table-cell office:value-type="float" office:value="-0.00000033" calcext:value-type="float">
            <text:p>-0.00000033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0.00000157" calcext:value-type="float">
            <text:p>0.00000157</text:p>
          </table:table-cell>
          <table:table-cell office:value-type="float" office:value="0.00000234" calcext:value-type="float">
            <text:p>0.00000234</text:p>
          </table:table-cell>
          <table:table-cell/>
          <table:table-cell office:value-type="float" office:value="0.001351864" calcext:value-type="float">
            <text:p>0.001351864</text:p>
          </table:table-cell>
          <table:table-cell office:value-type="float" office:value="0.001718551" calcext:value-type="float">
            <text:p>0.001718551</text:p>
          </table:table-cell>
        </table:table-row>
        <table:table-row table:style-name="ro1">
          <table:table-cell office:value-type="float" office:value="0.0110445" calcext:value-type="float">
            <text:p>0.0110445</text:p>
          </table:table-cell>
          <table:table-cell office:value-type="float" office:value="0.0110447" calcext:value-type="float">
            <text:p>0.0110447</text:p>
          </table:table-cell>
          <table:table-cell table:formula="of:=[.A15]-[.B15]" office:value-type="float" office:value="-0.000000200000000000547" calcext:value-type="float">
            <text:p>-0.0000002</text:p>
          </table:table-cell>
          <table:table-cell/>
          <table:table-cell table:number-columns-repeated="2" office:value-type="float" office:value="-0.0000002" calcext:value-type="float">
            <text:p>-0.0000002</text:p>
          </table:table-cell>
          <table:table-cell office:value-type="float" office:value="-0.0000001" calcext:value-type="float">
            <text:p>-0.0000001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0.0000033" calcext:value-type="float">
            <text:p>0.0000033</text:p>
          </table:table-cell>
          <table:table-cell/>
          <table:table-cell office:value-type="float" office:value="0.00290896" calcext:value-type="float">
            <text:p>0.00290896</text:p>
          </table:table-cell>
          <table:table-cell office:value-type="float" office:value="0.003722801" calcext:value-type="float">
            <text:p>0.003722801</text:p>
          </table:table-cell>
        </table:table-row>
        <table:table-row table:style-name="ro1">
          <table:table-cell office:value-type="float" office:value="0.00428057" calcext:value-type="float">
            <text:p>0.00428057</text:p>
          </table:table-cell>
          <table:table-cell office:value-type="float" office:value="0.00427972" calcext:value-type="float">
            <text:p>0.00427972</text:p>
          </table:table-cell>
          <table:table-cell table:formula="of:=[.A16]-[.B16]" office:value-type="float" office:value="0.000000850000000000156" calcext:value-type="float">
            <text:p>0.00000085</text:p>
          </table:table-cell>
          <table:table-cell/>
          <table:table-cell office:value-type="float" office:value="0.00000085" calcext:value-type="float">
            <text:p>0.00000085</text:p>
          </table:table-cell>
          <table:table-cell office:value-type="float" office:value="0.00000164" calcext:value-type="float">
            <text:p>0.00000164</text:p>
          </table:table-cell>
          <table:table-cell office:value-type="float" office:value="0.00000197" calcext:value-type="float">
            <text:p>0.00000197</text:p>
          </table:table-cell>
          <table:table-cell office:value-type="float" office:value="0.00000263" calcext:value-type="float">
            <text:p>0.00000263</text:p>
          </table:table-cell>
          <table:table-cell office:value-type="float" office:value="0.00000322" calcext:value-type="float">
            <text:p>0.00000322</text:p>
          </table:table-cell>
          <table:table-cell/>
          <table:table-cell office:value-type="float" office:value="0.013008" calcext:value-type="float">
            <text:p>0.013008</text:p>
          </table:table-cell>
          <table:table-cell office:value-type="float" office:value="0.01599014" calcext:value-type="float">
            <text:p>0.01599014</text:p>
          </table:table-cell>
        </table:table-row>
        <table:table-row table:style-name="ro1">
          <table:table-cell office:value-type="float" office:value="0.0123093" calcext:value-type="float">
            <text:p>0.0123093</text:p>
          </table:table-cell>
          <table:table-cell office:value-type="float" office:value="0.0123087" calcext:value-type="float">
            <text:p>0.0123087</text:p>
          </table:table-cell>
          <table:table-cell table:formula="of:=[.A17]-[.B17]" office:value-type="float" office:value="0.000000599999999999906" calcext:value-type="float">
            <text:p>0.0000006</text:p>
          </table:table-cell>
          <table:table-cell/>
          <table:table-cell office:value-type="float" office:value="0.0000006" calcext:value-type="float">
            <text:p>0.0000006</text:p>
          </table:table-cell>
          <table:table-cell office:value-type="float" office:value="0.0000017" calcext:value-type="float">
            <text:p>0.0000017</text:p>
          </table:table-cell>
          <table:table-cell office:value-type="float" office:value="0.0000022" calcext:value-type="float">
            <text:p>0.0000022</text:p>
          </table:table-cell>
          <table:table-cell office:value-type="float" office:value="0.0000039" calcext:value-type="float">
            <text:p>0.0000039</text:p>
          </table:table-cell>
          <table:table-cell office:value-type="float" office:value="0.0000057" calcext:value-type="float">
            <text:p>0.0000057</text:p>
          </table:table-cell>
          <table:table-cell/>
          <table:table-cell office:value-type="float" office:value="0.00646873" calcext:value-type="float">
            <text:p>0.00646873</text:p>
          </table:table-cell>
          <table:table-cell office:value-type="float" office:value="0.00774665" calcext:value-type="float">
            <text:p>0.00774665</text:p>
          </table:table-cell>
        </table:table-row>
        <table:table-row table:style-name="ro1">
          <table:table-cell office:value-type="float" office:value="0.011314" calcext:value-type="float">
            <text:p>0.011314</text:p>
          </table:table-cell>
          <table:table-cell office:value-type="float" office:value="0.0113138" calcext:value-type="float">
            <text:p>0.0113138</text:p>
          </table:table-cell>
          <table:table-cell table:formula="of:=[.A18]-[.B18]" office:value-type="float" office:value="0.000000200000000000547" calcext:value-type="float">
            <text:p>0.0000002</text:p>
          </table:table-cell>
          <table:table-cell/>
          <table:table-cell office:value-type="float" office:value="0.0000002" calcext:value-type="float">
            <text:p>0.0000002</text:p>
          </table:table-cell>
          <table:table-cell office:value-type="float" office:value="0.0000006" calcext:value-type="float">
            <text:p>0.0000006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0.0000031" calcext:value-type="float">
            <text:p>0.0000031</text:p>
          </table:table-cell>
          <table:table-cell office:value-type="float" office:value="0.0000044" calcext:value-type="float">
            <text:p>0.0000044</text:p>
          </table:table-cell>
          <table:table-cell/>
          <table:table-cell office:value-type="float" office:value="0.01151643" calcext:value-type="float">
            <text:p>0.01151643</text:p>
          </table:table-cell>
          <table:table-cell office:value-type="float" office:value="0.01352248" calcext:value-type="float">
            <text:p>0.01352248</text:p>
          </table:table-cell>
        </table:table-row>
        <table:table-row table:style-name="ro1">
          <table:table-cell office:value-type="float" office:value="0.0230924" calcext:value-type="float">
            <text:p>0.0230924</text:p>
          </table:table-cell>
          <table:table-cell office:value-type="float" office:value="0.0230922" calcext:value-type="float">
            <text:p>0.0230922</text:p>
          </table:table-cell>
          <table:table-cell table:formula="of:=[.A19]-[.B19]" office:value-type="float" office:value="0.000000199999999998812" calcext:value-type="float">
            <text:p>0.0000002</text:p>
          </table:table-cell>
          <table:table-cell/>
          <table:table-cell office:value-type="float" office:value="0.0000002" calcext:value-type="float">
            <text:p>0.0000002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0.0000031" calcext:value-type="float">
            <text:p>0.0000031</text:p>
          </table:table-cell>
          <table:table-cell office:value-type="float" office:value="0.0000059" calcext:value-type="float">
            <text:p>0.0000059</text:p>
          </table:table-cell>
          <table:table-cell/>
          <table:table-cell office:value-type="float" office:value="0.00408932" calcext:value-type="float">
            <text:p>0.00408932</text:p>
          </table:table-cell>
          <table:table-cell office:value-type="float" office:value="0.004661884" calcext:value-type="float">
            <text:p>0.004661884</text:p>
          </table:table-cell>
        </table:table-row>
        <table:table-row table:style-name="ro1">
          <table:table-cell office:value-type="float" office:value="0.0122401" calcext:value-type="float">
            <text:p>0.0122401</text:p>
          </table:table-cell>
          <table:table-cell office:value-type="float" office:value="0.0122399" calcext:value-type="float">
            <text:p>0.0122399</text:p>
          </table:table-cell>
          <table:table-cell table:formula="of:=[.A20]-[.B20]" office:value-type="float" office:value="0.000000200000000000547" calcext:value-type="float">
            <text:p>0.0000002</text:p>
          </table:table-cell>
          <table:table-cell/>
          <table:table-cell office:value-type="float" office:value="0.0000002" calcext:value-type="float">
            <text:p>0.0000002</text:p>
          </table:table-cell>
          <table:table-cell office:value-type="float" office:value="0.0000003" calcext:value-type="float">
            <text:p>0.0000003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0.00515645" calcext:value-type="float">
            <text:p>0.00515645</text:p>
          </table:table-cell>
          <table:table-cell office:value-type="float" office:value="0.00609654" calcext:value-type="float">
            <text:p>0.00609654</text:p>
          </table:table-cell>
        </table:table-row>
        <table:table-row table:style-name="ro1">
          <table:table-cell office:value-type="float" office:value="0.00644793" calcext:value-type="float">
            <text:p>0.00644793</text:p>
          </table:table-cell>
          <table:table-cell office:value-type="float" office:value="0.00644796" calcext:value-type="float">
            <text:p>0.00644796</text:p>
          </table:table-cell>
          <table:table-cell table:formula="of:=[.A21]-[.B21]" office:value-type="float" office:value="-0.0000000299999999998218" calcext:value-type="float">
            <text:p>-0.00000003</text:p>
          </table:table-cell>
          <table:table-cell/>
          <table:table-cell office:value-type="float" office:value="-0.00000003" calcext:value-type="float">
            <text:p>-0.00000003</text:p>
          </table:table-cell>
          <table:table-cell office:value-type="float" office:value="0.00000018" calcext:value-type="float">
            <text:p>0.00000018</text:p>
          </table:table-cell>
          <table:table-cell office:value-type="float" office:value="0.00000088" calcext:value-type="float">
            <text:p>0.00000088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0000181" calcext:value-type="float">
            <text:p>0.00000181</text:p>
          </table:table-cell>
          <table:table-cell/>
          <table:table-cell office:value-type="float" office:value="0.001349805" calcext:value-type="float">
            <text:p>0.001349805</text:p>
          </table:table-cell>
          <table:table-cell office:value-type="float" office:value="0.001619575" calcext:value-type="float">
            <text:p>0.001619575</text:p>
          </table:table-cell>
        </table:table-row>
        <table:table-row table:style-name="ro1">
          <table:table-cell office:value-type="float" office:value="0.00504152" calcext:value-type="float">
            <text:p>0.00504152</text:p>
          </table:table-cell>
          <table:table-cell office:value-type="float" office:value="0.00504143" calcext:value-type="float">
            <text:p>0.00504143</text:p>
          </table:table-cell>
          <table:table-cell table:formula="of:=[.A22]-[.B22]" office:value-type="float" office:value="0.0000000899999999994655" calcext:value-type="float">
            <text:p>0.00000009</text:p>
          </table:table-cell>
          <table:table-cell/>
          <table:table-cell office:value-type="float" office:value="0.00000009" calcext:value-type="float">
            <text:p>0.00000009</text:p>
          </table:table-cell>
          <table:table-cell office:value-type="float" office:value="0.00000022" calcext:value-type="float">
            <text:p>0.00000022</text:p>
          </table:table-cell>
          <table:table-cell office:value-type="float" office:value="0.00000034" calcext:value-type="float">
            <text:p>0.00000034</text:p>
          </table:table-cell>
          <table:table-cell office:value-type="float" office:value="0.00000105" calcext:value-type="float">
            <text:p>0.00000105</text:p>
          </table:table-cell>
          <table:table-cell office:value-type="float" office:value="0.00000153" calcext:value-type="float">
            <text:p>0.00000153</text:p>
          </table:table-cell>
          <table:table-cell/>
          <table:table-cell office:value-type="float" office:value="0.0461072" calcext:value-type="float">
            <text:p>0.0461072</text:p>
          </table:table-cell>
          <table:table-cell office:value-type="float" office:value="0.06704913" calcext:value-type="float">
            <text:p>0.06704913</text:p>
          </table:table-cell>
        </table:table-row>
        <table:table-row table:style-name="ro1">
          <table:table-cell office:value-type="float" office:value="0.0065854" calcext:value-type="float">
            <text:p>0.0065854</text:p>
          </table:table-cell>
          <table:table-cell office:value-type="float" office:value="0.00658535" calcext:value-type="float">
            <text:p>0.00658535</text:p>
          </table:table-cell>
          <table:table-cell table:formula="of:=[.A23]-[.B23]" office:value-type="float" office:value="0.0000000499999999997031" calcext:value-type="float">
            <text:p>0.00000005</text:p>
          </table:table-cell>
          <table:table-cell/>
          <table:table-cell office:value-type="float" office:value="0.00000005" calcext:value-type="float">
            <text:p>0.00000005</text:p>
          </table:table-cell>
          <table:table-cell office:value-type="float" office:value="0.00000028" calcext:value-type="float">
            <text:p>0.00000028</text:p>
          </table:table-cell>
          <table:table-cell office:value-type="float" office:value="0.00000064" calcext:value-type="float">
            <text:p>0.00000064</text:p>
          </table:table-cell>
          <table:table-cell office:value-type="float" office:value="0.00000087" calcext:value-type="float">
            <text:p>0.00000087</text:p>
          </table:table-cell>
          <table:table-cell office:value-type="float" office:value="0.00000195" calcext:value-type="float">
            <text:p>0.00000195</text:p>
          </table:table-cell>
          <table:table-cell/>
          <table:table-cell office:value-type="float" office:value="0.0328486" calcext:value-type="float">
            <text:p>0.0328486</text:p>
          </table:table-cell>
          <table:table-cell office:value-type="float" office:value="0.05036113" calcext:value-type="float">
            <text:p>0.05036113</text:p>
          </table:table-cell>
        </table:table-row>
        <table:table-row table:style-name="ro1">
          <table:table-cell office:value-type="float" office:value="0.00655925" calcext:value-type="float">
            <text:p>0.00655925</text:p>
          </table:table-cell>
          <table:table-cell office:value-type="float" office:value="0.00655916" calcext:value-type="float">
            <text:p>0.00655916</text:p>
          </table:table-cell>
          <table:table-cell table:formula="of:=[.A24]-[.B24]" office:value-type="float" office:value="0.0000000899999999994655" calcext:value-type="float">
            <text:p>0.00000009</text:p>
          </table:table-cell>
          <table:table-cell/>
          <table:table-cell office:value-type="float" office:value="0.00000009" calcext:value-type="float">
            <text:p>0.00000009</text:p>
          </table:table-cell>
          <table:table-cell office:value-type="float" office:value="0.00000027" calcext:value-type="float">
            <text:p>0.00000027</text:p>
          </table:table-cell>
          <table:table-cell office:value-type="float" office:value="0.00000053" calcext:value-type="float">
            <text:p>0.00000053</text:p>
          </table:table-cell>
          <table:table-cell office:value-type="float" office:value="0.00000101" calcext:value-type="float">
            <text:p>0.00000101</text:p>
          </table:table-cell>
          <table:table-cell office:value-type="float" office:value="0.00000214" calcext:value-type="float">
            <text:p>0.00000214</text:p>
          </table:table-cell>
          <table:table-cell/>
          <table:table-cell office:value-type="float" office:value="-0.01371927" calcext:value-type="float">
            <text:p>-0.01371927</text:p>
          </table:table-cell>
          <table:table-cell office:value-type="float" office:value="-0.01928047" calcext:value-type="float">
            <text:p>-0.01928047</text:p>
          </table:table-cell>
        </table:table-row>
        <table:table-row table:style-name="ro1">
          <table:table-cell office:value-type="float" office:value="0.0029906" calcext:value-type="float">
            <text:p>0.0029906</text:p>
          </table:table-cell>
          <table:table-cell office:value-type="float" office:value="0.00299059" calcext:value-type="float">
            <text:p>0.00299059</text:p>
          </table:table-cell>
          <table:table-cell table:formula="of:=[.A25]-[.B25]" office:value-type="float" office:value="0.00000000999999999994061" calcext:value-type="float">
            <text:p>0.00000001</text:p>
          </table:table-cell>
          <table:table-cell/>
          <table:table-cell office:value-type="float" office:value="0.00000001" calcext:value-type="float">
            <text:p>0.00000001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0038" calcext:value-type="float">
            <text:p>0.00000038</text:p>
          </table:table-cell>
          <table:table-cell office:value-type="float" office:value="0.00000065" calcext:value-type="float">
            <text:p>0.00000065</text:p>
          </table:table-cell>
          <table:table-cell office:value-type="float" office:value="0.00000119" calcext:value-type="float">
            <text:p>0.00000119</text:p>
          </table:table-cell>
          <table:table-cell/>
          <table:table-cell office:value-type="float" office:value="0.0548969" calcext:value-type="float">
            <text:p>0.0548969</text:p>
          </table:table-cell>
          <table:table-cell office:value-type="float" office:value="0.1074167" calcext:value-type="float">
            <text:p>0.1074167</text:p>
          </table:table-cell>
        </table:table-row>
        <table:table-row table:style-name="ro1">
          <table:table-cell office:value-type="float" office:value="0.00126389" calcext:value-type="float">
            <text:p>0.00126389</text:p>
          </table:table-cell>
          <table:table-cell office:value-type="float" office:value="0.00126384" calcext:value-type="float">
            <text:p>0.00126384</text:p>
          </table:table-cell>
          <table:table-cell table:formula="of:=[.A26]-[.B26]" office:value-type="float" office:value="0.0000000499999999999199" calcext:value-type="float">
            <text:p>0.00000005</text:p>
          </table:table-cell>
          <table:table-cell/>
          <table:table-cell office:value-type="float" office:value="0.00000005" calcext:value-type="float">
            <text:p>0.00000005</text:p>
          </table:table-cell>
          <table:table-cell office:value-type="float" office:value="0" calcext:value-type="float">
            <text:p>0</text:p>
          </table:table-cell>
          <table:table-cell office:value-type="float" office:value="0.00000006" calcext:value-type="float">
            <text:p>0.00000006</text:p>
          </table:table-cell>
          <table:table-cell office:value-type="float" office:value="0.00000003" calcext:value-type="float">
            <text:p>0.00000003</text:p>
          </table:table-cell>
          <table:table-cell office:value-type="float" office:value="0.00000015" calcext:value-type="float">
            <text:p>0.00000015</text:p>
          </table:table-cell>
          <table:table-cell/>
          <table:table-cell office:value-type="float" office:value="-0.01475302" calcext:value-type="float">
            <text:p>-0.01475302</text:p>
          </table:table-cell>
          <table:table-cell office:value-type="float" office:value="-0.01950182" calcext:value-type="float">
            <text:p>-0.01950182</text:p>
          </table:table-cell>
        </table:table-row>
        <table:table-row table:style-name="ro1">
          <table:table-cell office:value-type="float" office:value="0.1395" calcext:value-type="float">
            <text:p>0.1395</text:p>
          </table:table-cell>
          <table:table-cell office:value-type="float" office:value="0.0349937" calcext:value-type="float">
            <text:p>0.0349937</text:p>
          </table:table-cell>
          <table:table-cell table:formula="of:=[.A27]-[.B27]" office:value-type="float" office:value="0.1045063" calcext:value-type="float">
            <text:p>0.1045063</text:p>
          </table:table-cell>
          <table:table-cell/>
          <table:table-cell office:value-type="float" office:value="0.1045063" calcext:value-type="float">
            <text:p>0.1045063</text:p>
          </table:table-cell>
          <table:table-cell office:value-type="float" office:value="-0.069987" calcext:value-type="float">
            <text:p>-0.069987</text:p>
          </table:table-cell>
          <table:table-cell office:value-type="float" office:value="-0.244476" calcext:value-type="float">
            <text:p>-0.244476</text:p>
          </table:table-cell>
          <table:table-cell office:value-type="float" office:value="-0.418959" calcext:value-type="float">
            <text:p>-0.418959</text:p>
          </table:table-cell>
          <table:table-cell office:value-type="float" office:value="-0.59343" calcext:value-type="float">
            <text:p>-0.59343</text:p>
          </table:table-cell>
          <table:table-cell/>
          <table:table-cell office:value-type="float" office:value="0.119702" calcext:value-type="float">
            <text:p>0.119702</text:p>
          </table:table-cell>
          <table:table-cell office:value-type="float" office:value="0.204953" calcext:value-type="float">
            <text:p>0.204953</text:p>
          </table:table-cell>
        </table:table-row>
        <table:table-row table:style-name="ro1">
          <table:table-cell table:number-columns-repeated="10"/>
          <table:table-cell office:value-type="float" office:value="-0.0424917" calcext:value-type="float">
            <text:p>-0.0424917</text:p>
          </table:table-cell>
          <table:table-cell office:value-type="float" office:value="-0.371182" calcext:value-type="float">
            <text:p>-0.371182</text:p>
          </table:table-cell>
        </table:table-row>
        <table:table-row table:style-name="ro1">
          <table:table-cell table:number-columns-repeated="10"/>
          <table:table-cell office:value-type="float" office:value="0.038586" calcext:value-type="float">
            <text:p>0.038586</text:p>
          </table:table-cell>
          <table:table-cell office:value-type="float" office:value="-0.176632" calcext:value-type="float">
            <text:p>-0.176632</text:p>
          </table:table-cell>
        </table:table-row>
        <table:table-row table:style-name="ro1">
          <table:table-cell table:number-columns-repeated="10"/>
          <table:table-cell office:value-type="float" office:value="-0.916073" calcext:value-type="float">
            <text:p>-0.916073</text:p>
          </table:table-cell>
          <table:table-cell office:value-type="float" office:value="-0.969763" calcext:value-type="float">
            <text:p>-0.969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21:41:39.214177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57:52.232318455</meta:creation-date>
    <dc:date>2019-03-27T23:02:31.863239057</dc:date>
    <meta:editing-duration>PT1H9M5S</meta:editing-duration>
    <meta:editing-cycles>3</meta:editing-cycles>
    <meta:generator>LibreOffice/5.1.6.2$Linux_X86_64 LibreOffice_project/10m0$Build-2</meta:generator>
    <meta:document-statistic meta:table-count="1" meta:cell-count="281" meta:object-count="0"/>
  </office:meta>
</office:document-meta>
</file>